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984807" draw:stroke-linejoin="round" svg:stroke-linecap="square" draw:fill="solid" draw:fill-color="#0deada" draw:textarea-horizontal-align="left" draw:textarea-vertical-align="middle" draw:auto-grow-height="false" fo:min-height="4.543cm" fo:min-width="9.119cm" fo:padding-top="0.229cm" fo:padding-bottom="0.229cm" fo:padding-left="0.441cm" fo:padding-right="0.441cm" fo:wrap-option="wrap" draw:shadow-color="#808080"/>
    </style:style>
    <style:style style:name="P1" style:family="paragraph">
      <loext:graphic-properties draw:fill="solid" draw:fill-color="#0deada"/>
      <style:paragraph-properties style:writing-mode="lr-tb"/>
      <style:text-properties fo:font-size="12pt"/>
    </style:style>
  </office:automatic-styles>
  <office:body>
    <office:drawing>
      <draw:page draw:name="page1" draw:style-name="dp1" draw:master-page-name="Default">
        <draw:custom-shape draw:name="myshape" draw:style-name="gr1" draw:text-style-name="P1" draw:layer="layout" svg:width="10cm" svg:height="5cm" svg:x="1cm" svg:y="9cm">
          <text:p/>
          <draw:enhanced-geometry svg:viewBox="0 0 1000 500" draw:text-areas="0 0 1000 500" draw:type="non-primitive" draw:enhanced-path="M 750 0 L 750 500 250 500 250 0 U 500 0 500 500 0 18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gina Henschel</meta:initial-creator>
    <meta:creation-date>2019-02-22T12:55:29.176000000</meta:creation-date>
    <dc:date>2019-02-22T13:00:14.347000000</dc:date>
    <dc:creator>Regina Henschel</dc:creator>
    <meta:editing-duration>PT4M46S</meta:editing-duration>
    <meta:editing-cycles>1</meta:editing-cycles>
    <meta:document-statistic meta:object-count="1"/>
    <meta:generator>BforCommit/6.3.0.0.alpha0$Windows_X86_64 LibreOffice_project/05a0f597ec3b02d67cd18319647ae2963b95fbca</meta:generator>
  </office:meta>
</office:document-meta>
</file>